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5cm"/>
    </style:style>
    <style:style style:name="gr12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8.5cm" svg:height="6cm" svg:x="11.5cm" svg:y="13.2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8.097cm" svg:height="0.839cm" svg:x="11.666cm" svg:y="18.4cm">
          <draw:text-box>
            <text:p><text:span text:style-name="T2">Pilot.Geburtsdatum&lt;1956-08-01</text:span></text:p>
          </draw:text-box>
        </draw:frame>
        <draw:custom-shape draw:style-name="gr3" draw:text-style-name="P1" draw:layer="layout" svg:width="1.5cm" svg:height="2.5cm" svg:x="11.468cm" svg:y="1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5cm" svg:x="14.368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cm" svg:x="11.468cm" svg:y="21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6cm" svg:height="1.495cm" draw:transform="rotate (1.58126830230656) translate (11.78cm 22.784cm)">
          <draw:text-box>
            <text:p><text:span text:style-name="T3">P07</text:span></text:p>
          </draw:text-box>
        </draw:frame>
        <draw:custom-shape draw:style-name="gr3" draw:text-style-name="P1" draw:layer="layout" svg:width="1cm" svg:height="1cm" svg:x="14.368cm" svg:y="2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92cm" svg:height="1.495cm" draw:transform="rotate (1.58126830230656) translate (14.525cm 21.8cm)">
          <draw:text-box>
            <text:p><text:span text:style-name="T3">P04</text:span></text:p>
          </draw:text-box>
        </draw:frame>
        <draw:frame draw:style-name="gr6" draw:text-style-name="P4" draw:layer="layout" svg:width="1.53cm" svg:height="1.495cm" draw:transform="rotate (1.56660753658981) translate (14.468cm 20.826cm)">
          <draw:text-box>
            <text:p><text:span text:style-name="T3">B17</text:span></text:p>
          </draw:text-box>
        </draw:frame>
        <draw:custom-shape draw:style-name="gr3" draw:text-style-name="P1" draw:layer="layout" svg:width="1.5cm" svg:height="2.5cm" svg:x="18.468cm" svg:y="1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18.468cm" svg:y="21.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305cm" svg:height="1.547cm" draw:transform="rotate (1.56660753658981) translate (18.443cm 21.805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8" draw:text-style-name="P4" draw:layer="layout" svg:width="1.446cm" svg:height="0.995cm" draw:transform="rotate (1.58126830230656) translate (18.883cm 22.762cm)">
          <draw:text-box>
            <text:p><text:span text:style-name="T3">P02</text:span></text:p>
          </draw:text-box>
        </draw:frame>
        <draw:frame draw:style-name="gr5" draw:text-style-name="P4" draw:layer="layout" svg:width="2.212cm" svg:height="1.547cm" draw:transform="rotate (1.56660753658981) translate (11.468cm 21.794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9" draw:text-style-name="P1" draw:id="id3" draw:layer="layout" svg:width="5.5cm" svg:height="2.4cm" svg:x="12.5cm" svg:y="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id="id2" draw:layer="layout" svg:width="1.571cm" svg:height="0.6cm" svg:x="12.5cm" svg:y="8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71cm" svg:height="0.6cm" svg:x="16.429cm" svg:y="8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952cm" svg:height="1.673cm" svg:x="13.6cm" svg:y="6.6cm">
          <draw:text-box>
            <text:p>Merge on<text:line-break/>BuchungsID</text:p>
          </draw:text-box>
        </draw:frame>
        <draw:connector draw:style-name="gr10" draw:text-style-name="P1" draw:layer="layout" svg:x1="15.75cm" svg:y1="13.2cm" svg:x2="13.285cm" svg:y2="9cm" draw:start-shape="id1" draw:start-glue-point="4" draw:end-shape="id2" draw:end-glue-point="2" svg:d="m15750 13200v-2100h-2465v-2100">
          <text:p/>
        </draw:connector>
        <draw:connector draw:style-name="gr10" draw:text-style-name="P1" draw:layer="layout" svg:x1="15.251cm" svg:y1="6cm" svg:x2="15.259cm" svg:y2="2.936cm" draw:start-shape="id3" draw:start-glue-point="5" svg:d="m15251 6000v-1783h8v-1281">
          <text:p/>
        </draw:connector>
        <draw:frame draw:style-name="gr11" draw:layer="layout" svg:width="10cm" svg:height="4.517cm" svg:x="16.5cm" svg:y="10.5cm">
          <draw:text-box>
            <text:p>{ {}, </text:p>
            <text:p><text:s/>{B08, B11, B18, B19, B20,</text:p>
            <text:p><text:s text:c="2"/>B21},</text:p>
            <text:p><text:s text:c="2"/>{}, {}</text:p>
            <text:p>}</text:p>
            <text:p/>
          </draw:text-box>
        </draw:frame>
        <draw:frame draw:style-name="gr12" draw:layer="layout" svg:width="12.5cm" svg:height="1.75cm" svg:x="11cm" svg:y="2cm">
          <draw:text-box>
            <text:p>{B08, B11, B18, B19, B20, B21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0T23:59:10</dc:date>
    <dc:creator>Callisto </dc:creator>
    <meta:editing-duration>PT00H15M18S</meta:editing-duration>
    <meta:editing-cycles>4</meta:editing-cycles>
    <meta:generator>OpenOffice.org/3.2$Unix OpenOffice.org_project/320m19$Build-9505</meta:generator>
    <meta:document-statistic meta:object-count="22"/>
  </office:meta>
</office:document-meta>
</file>